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SON – javascript objects notation</text:p>
      <text:p text:style-name="Standard">C# <text:s/>NuGet - <text:s/>NewtonSoft JSON (enkelt att spara och ladda listor)</text:p>
      <text:p text:style-name="Standard"/>
      <text:p text:style-name="Standard">NuGet paket, kolla länkar för info om varje produkt.</text:p>
      <text:p text:style-name="Standard"/>
      <text:p text:style-name="Standard">Bootstrap.js (biblotek för css) – NuGet package</text:p>
      <text:p text:style-name="Standard"/>
      <text:p text:style-name="Standard">SQL (Structure query lanuage)</text:p>
      <text:list xml:id="list5983453412928526057" text:style-name="L1">
        <text:list-item>
          <text:p text:style-name="P1">Relationsdatabas</text:p>
        </text:list-item>
        <text:list-item>
          <text:p text:style-name="P1">spara data för enkel access</text:p>
        </text:list-item>
      </text:list>
      <text:p text:style-name="Standard"/>
      <text:p text:style-name="Standard">Realtion med ID</text:p>
      <text:p text:style-name="Standard"/>
      <text:p text:style-name="Standard">flera tabeller med relationer med varandra.</text:p>
      <text:p text:style-name="Standard"><text:s/>S% = s och någonting annat</text:p>
      <text:p text:style-name="Standard"/>
      <text:p text:style-name="Standard">System.Data.Client, </text:p>
      <text:p text:style-name="Standard"/>
      <text:p text:style-name="Standard">System.Data.SqlTypes</text:p>
      <text:list xml:id="list1106721510351023743" text:style-name="L2">
        <text:list-item>
          <text:p text:style-name="P2">Klasser för att hanter datatyper</text:p>
        </text:list-item>
      </text:list>
      <text:p text:style-name="Standard">System.Data</text:p>
      <text:p text:style-name="Standard"/>
      <text:list xml:id="list669817557619140056" text:style-name="L3">
        <text:list-item>
          <text:p text:style-name="P3">Klasser för att hantera dataser, data som sql skickar tillbaka</text:p>
        </text:list-item>
      </text:list>
      <text:p text:style-name="Standard"/>
      <text:p text:style-name="Standard">Non query = Insert, Delete, Update</text:p>
      <text:p text:style-name="Standard"/>
      <text:p text:style-name="Standard">Query = Select</text:p>
      <text:p text:style-name="Standard"/>
      <text:p text:style-name="Standard"/>
      <text:p text:style-name="Standard">Min Grupp:</text:p>
      <text:p text:style-name="Standard">petter</text:p>
      <text:p text:style-name="Standard">johanna</text:p>
      <text:p text:style-name="Standard">veron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las Johansson</meta:initial-creator>
    <meta:creation-date>2017-06-27T09:05:57.38</meta:creation-date>
    <meta:generator>OpenOffice/4.1.3$Win32 OpenOffice.org_project/413m1$Build-9783</meta:generator>
    <dc:date>2017-06-28T00:47:15.40</dc:date>
    <dc:creator>Niklas Johansson</dc:creator>
    <meta:editing-duration>PT15H41M15S</meta:editing-duration>
    <meta:editing-cycles>7</meta:editing-cycles>
    <meta:document-statistic meta:table-count="0" meta:image-count="0" meta:object-count="0" meta:page-count="1" meta:paragraph-count="21" meta:word-count="93" meta:character-count="582"/>
  </office:meta>
</office:document-meta>
</file>